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898d" officeooo:paragraph-rsid="0006898d"/>
    </style:style>
    <style:style style:name="P2" style:family="paragraph" style:parent-style-name="Text_20_body">
      <style:text-properties officeooo:rsid="00069d13" officeooo:paragraph-rsid="00069d13"/>
    </style:style>
    <style:style style:name="P3" style:family="paragraph" style:parent-style-name="Text_20_body">
      <style:text-properties officeooo:rsid="000a888c" officeooo:paragraph-rsid="000a888c"/>
    </style:style>
    <style:style style:name="P4" style:family="paragraph" style:parent-style-name="Heading_20_1">
      <style:paragraph-properties fo:margin-top="0.423cm" fo:margin-bottom="0.215cm" loext:contextual-spacing="true"/>
      <style:text-properties officeooo:rsid="0006898d" officeooo:paragraph-rsid="0006898d"/>
    </style:style>
    <style:style style:name="P5" style:family="paragraph" style:parent-style-name="Heading_20_1">
      <style:paragraph-properties fo:margin-top="0.423cm" fo:margin-bottom="0.215cm" loext:contextual-spacing="true"/>
      <style:text-properties officeooo:rsid="000b94b5" officeooo:paragraph-rsid="000b94b5"/>
    </style:style>
    <style:style style:name="P6" style:family="paragraph" style:parent-style-name="Heading_20_3">
      <style:text-properties officeooo:rsid="00069d13" officeooo:paragraph-rsid="00069d13"/>
    </style:style>
    <style:style style:name="P7" style:family="paragraph" style:parent-style-name="Heading_20_3">
      <style:text-properties officeooo:rsid="000a888c" officeooo:paragraph-rsid="000a888c"/>
    </style:style>
    <style:style style:name="P8" style:family="paragraph" style:parent-style-name="Text_20_body" style:list-style-name="L1">
      <style:text-properties officeooo:paragraph-rsid="0006898d"/>
    </style:style>
    <style:style style:name="P9" style:family="paragraph" style:parent-style-name="Text_20_body" style:list-style-name="L1">
      <style:text-properties fo:font-style="italic" fo:font-weight="bold" officeooo:rsid="0006898d" officeooo:paragraph-rsid="0006898d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officeooo:rsid="00069d13" officeooo:paragraph-rsid="00069d13"/>
    </style:style>
    <style:style style:name="P11" style:family="paragraph" style:parent-style-name="Text_20_body" style:list-style-name="L2">
      <style:text-properties officeooo:paragraph-rsid="00084c99"/>
    </style:style>
    <style:style style:name="P12" style:family="paragraph" style:parent-style-name="Text_20_body" style:list-style-name="L2">
      <style:text-properties officeooo:paragraph-rsid="0009754b"/>
    </style:style>
    <style:style style:name="P13" style:family="paragraph" style:parent-style-name="Text_20_body" style:list-style-name="L2">
      <style:text-properties officeooo:rsid="00084c99" officeooo:paragraph-rsid="00084c99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6898d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69d1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a888c" style:font-style-asian="normal" style:font-weight-asian="normal" style:font-style-complex="normal" style:font-weight-complex="normal"/>
    </style:style>
    <style:style style:name="T5" style:family="text">
      <style:text-properties fo:font-style="italic" fo:font-weight="bold" officeooo:rsid="0006898d" style:font-style-asian="italic" style:font-weight-asian="bold" style:font-style-complex="italic" style:font-weight-complex="bold"/>
    </style:style>
    <style:style style:name="T6" style:family="text">
      <style:text-properties officeooo:rsid="00069d13"/>
    </style:style>
    <style:style style:name="T7" style:family="text">
      <style:text-properties officeooo:rsid="00084c99"/>
    </style:style>
    <style:style style:name="T8" style:family="text">
      <style:text-properties officeooo:rsid="0009754b"/>
    </style:style>
    <style:style style:name="T9" style:family="text">
      <style:text-properties officeooo:rsid="000a88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Лабораторная работа 5</text:h>
      <text:h text:style-name="P5" text:outline-level="1">Новикова Денис из группы 201-363</text:h>
      <text:p text:style-name="P1">В этой лабораторной работе проводится анализ целевой аудитории приложения <text:span text:style-name="T6">(см. предыдущую работу)</text:span>.</text:p>
      <text:p text:style-name="P2">Ответим на несколько вопросов:</text:p>
      <text:list xml:id="list3612857339" text:style-name="L1">
        <text:list-item>
          <text:p text:style-name="P9">Кто наши пользователи?<text:span text:style-name="T1"> — во-первых, это клиенты, т.е. бухгалтера, представляющие разные компании и осуществляющие налоговый учёт; во-вторых, это налоговые инспекции (госслужащие), с которыми работают клиенты; в-третьих, это системные администраторы и операторы технического обслуживания, задача коих — поддерживать работу всей системы.</text:span></text:p>
        </text:list-item>
        <text:list-item>
          <text:p text:style-name="P8"><text:span text:style-name="T5">Сколько их?</text:span><text:span text:style-name="T2"> — наиболее многочисленной группой пользователей будут клиенты; для каждой компании, которая осуществляет налоговый учёт через эту систему, будет существовать хотя бы один клиент, представляющий эту компанию. Следом идёт группа налоговых инспекций. И наиболее малочисленная — техническое обслуживание.</text:span></text:p>
        </text:list-item>
        <text:list-item>
          <text:p text:style-name="P9">Что они делают с системой?<text:span text:style-name="T1"> — </text:span><text:span text:style-name="T3">клиенты посылают декларации в налоговые инспекции, получают уведомления о получении специальной оперативной службой (СОС) и налоговой инспекцией (НИ); получают решение по декларации от НИ через СОС, а также рассылку, как персональную, так и массовую. Налоговые инспекции принимают декларации </text:span><text:span text:style-name="T4">и</text:span><text:span text:style-name="T3"> отсылают уведомление о получении, решения по декларации, массовые и персональные рассылки. Техническое обслуживание регистрирует новых клиентов и налоговые инспекции, направления работы клиентов, формирует статистику документооборота по требованию и устраняет возможные ошибки.</text:span></text:p>
        </text:list-item>
      </text:list>
      <text:h text:style-name="P6" text:outline-level="3">Типичные представители пользователей</text:h>
      <text:p text:style-name="P2">Приведём пять типичных пользователей, которые будут работать с нашим приложением; первые два будут относиться к клиентам, следующие два будут представлять налоговые инспекции и последний — техническое обслуживание.</text:p>
      <text:list xml:id="list906877539" text:style-name="L2">
        <text:list-item>
          <text:p text:style-name="P11"><text:span text:style-name="T6">Ольга Меланхолина, 37 лет, высшее образование, бухгалтер из компании ООО «Антидепрессант», </text:span><text:span text:style-name="T7">не замужем</text:span><text:span text:style-name="T6">. Интересуется кошками и фильмами ужасов. Родилась в городе Торжке, закончила Университет Бухгалтеров, с 23 лет работа</text:span><text:span text:style-name="T7">ет в компании ООО «Антидепрессант». Опытный бухгалтер, хорошо владеет компьютером. Готова работать на любых программах, лишь бы не писать декларации в ручную и пересылать по почте.</text:span></text:p>
        </text:list-item>
        <text:list-item>
          <text:p text:style-name="P13">Александра Головёшкина, 58 лет, два высших образования: психологическое и юридическое, бухгалтер компании ООО «Костёр и палка», замужем <text:s/>за профессора местного университета. С компьютером на «вы», ругается, если приходится с ним работать. Устроит забастовку, если компания решит перейти на нашу программу. Опасный элемент.</text:p>
        </text:list-item>
        <text:list-item>
          <text:p text:style-name="P11"><text:span text:style-name="T7">Тристан Артомонов, 29 лет, высшее юридическое образование, работает с 22 лет в налоговой инспекции города Называево. Интересуется Вагнером и ортопедическими </text:span><text:soft-page-break/><text:span text:style-name="T7">стельками. Использует нашу программу в течении года, всем доволен. С радостью </text:span><text:span text:style-name="T9">встречает</text:span><text:span text:style-name="T7"> обновления. Расхваливает наш продукт своим коллегам из других налоговых инспекций, которые используют другие инструменты документооборота. Побольше бы таких замечательных людей!</text:span></text:p>
        </text:list-item>
        <text:list-item>
          <text:p text:style-name="P12"><text:span text:style-name="T8">Ион Хлороформ, 40 лет, высшее </text:span><text:span text:style-name="T7">юридическое образование, </text:span><text:span text:style-name="T8">начальник</text:span><text:span text:style-name="T7"> </text:span><text:span text:style-name="T8">5-ой колонны </text:span><text:span text:style-name="T7">в налоговой инспекции </text:span><text:span text:style-name="T8">Краснодара. Интересуется индейцами и африканскими аборигенами, а также вязанием. Имел опыт работы с конкурирующей программой документооборота, но был ей недоволен, поэтому в данный момент ищет новое приложение, лишённое недостатков старого. Потенциальный покупатель.</text:span></text:p>
        </text:list-item>
        <text:list-item>
          <text:p text:style-name="P12"><text:span text:style-name="T8">Иван Претерпеваев, 35 лет, высшее техническое образование, рядовой рабочий технической поддержки, офис которой находится в городе Суздале. Амбициозен и практичен, любит бег на месте и вырезки из газет, которые собирает у вокзалов и станций метро. В течении пяти лет осуществляет техническую поддержку нашей программы, во время которых </text:span><text:span text:style-name="T9">непрерывно</text:span><text:span text:style-name="T8"> шлёт гневные письма и личные угрозы разработчикам приложения; в своих письмах упоминает об ошибках и недоработках. Его критика помогает нам развиваться и улучшать наш продукт!</text:span></text:p>
        </text:list-item>
      </text:list>
      <text:h text:style-name="P7" text:outline-level="3">Выводы</text:h>
      <text:p text:style-name="P3">В мире много разных людей с разными интересами и разными местами работы. Некоторые из них работают в частных компаниях, другие — в государственных учреждениях. Среди них есть ИТ-специалисты, бухгалтера и госслужащие, которые отвечают за налоговый учёт компаний. Они — наша целевая аудитория, и на них мы должны рассчитывать разрабатывая и улучшая наш продукт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02341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Код" style:family="paragraph" style:master-page-name="">
      <style:paragraph-properties fo:margin-top="0cm" fo:margin-bottom="0cm" loext:contextual-spacing="true" fo:line-height="115%" fo:text-align="start" style:justify-single-word="false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9pt"/>
    </style:style>
    <style:style style:name="Строка_20_кода" style:display-name="Строка кода" style:family="paragraph" style:parent-style-name="Код" style:master-page-name="">
      <style:paragraph-properties fo:text-align="center" style:justify-single-word="false" style:page-number="auto">
        <style:tab-stops/>
      </style:paragraph-properties>
    </style:style>
    <style:style style:name="Минимальный_20_заголовок" style:display-name="Минимальный заголовок" style:family="paragraph" style:parent-style-name="Text_20_body" style:master-page-name="">
      <style:paragraph-properties fo:margin-top="0.3cm" fo:margin-bottom="0.15cm" loext:contextual-spacing="true" fo:orphans="9" fo:widows="9" style:page-number="auto" fo:keep-with-next="always"/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7:23.533340729</meta:creation-date>
    <dc:title>Основной</dc:title>
    <meta:editing-duration>PT8M53S</meta:editing-duration>
    <meta:editing-cycles>3</meta:editing-cycles>
    <meta:generator>LibreOffice/6.4.7.2$Linux_X86_64 LibreOffice_project/40$Build-2</meta:generator>
    <dc:date>2021-05-14T11:38:22.293058671</dc:date>
    <meta:document-statistic meta:table-count="0" meta:image-count="0" meta:object-count="0" meta:page-count="2" meta:paragraph-count="16" meta:word-count="529" meta:character-count="4086" meta:non-whitespace-character-count="3572"/>
    <meta:template xlink:type="simple" xlink:actuate="onRequest" xlink:title="Основной" xlink:href="../Основной1.ott" meta:date="2021-02-11T13:57:23.031032093"/>
  </office:meta>
</office:document-meta>
</file>